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ead48" officeooo:paragraph-rsid="00428067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1fbe41" officeooo:paragraph-rsid="005192ac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officeooo:rsid="0020aa19" officeooo:paragraph-rsid="00523391"/>
    </style:style>
    <style:style style:name="P18" style:family="paragraph" style:parent-style-name="Standard">
      <style:text-properties officeooo:rsid="0020aa19" officeooo:paragraph-rsid="005ee7df"/>
    </style:style>
    <style:style style:name="P19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20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1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2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23" style:family="paragraph" style:parent-style-name="Standard">
      <style:text-properties officeooo:rsid="00225636" officeooo:paragraph-rsid="00225636"/>
    </style:style>
    <style:style style:name="P24" style:family="paragraph" style:parent-style-name="Standard">
      <style:text-properties officeooo:rsid="00225636" officeooo:paragraph-rsid="00523391"/>
    </style:style>
    <style:style style:name="P25" style:family="paragraph" style:parent-style-name="Standard">
      <style:text-properties officeooo:rsid="00256bd6" officeooo:paragraph-rsid="00256bd6"/>
    </style:style>
    <style:style style:name="P26" style:family="paragraph" style:parent-style-name="Standard">
      <style:text-properties officeooo:rsid="00256bd6" officeooo:paragraph-rsid="00533d9d"/>
    </style:style>
    <style:style style:name="P27" style:family="paragraph" style:parent-style-name="Standard">
      <style:text-properties officeooo:rsid="00256bd6" officeooo:paragraph-rsid="005ee7df"/>
    </style:style>
    <style:style style:name="P28" style:family="paragraph" style:parent-style-name="Standard">
      <style:text-properties officeooo:rsid="00256bd6" officeooo:paragraph-rsid="005f6686"/>
    </style:style>
    <style:style style:name="P29" style:family="paragraph" style:parent-style-name="Standard">
      <style:text-properties officeooo:paragraph-rsid="00256bd6"/>
    </style:style>
    <style:style style:name="P30" style:family="paragraph" style:parent-style-name="Standard">
      <style:text-properties officeooo:rsid="0025d184" officeooo:paragraph-rsid="0025d184"/>
    </style:style>
    <style:style style:name="P31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32" style:family="paragraph" style:parent-style-name="Standard">
      <style:text-properties officeooo:rsid="0025d184" officeooo:paragraph-rsid="002b8001"/>
    </style:style>
    <style:style style:name="P33" style:family="paragraph" style:parent-style-name="Standard">
      <style:text-properties style:font-name="Courier New" officeooo:rsid="0025d184" officeooo:paragraph-rsid="0025d184"/>
    </style:style>
    <style:style style:name="P34" style:family="paragraph" style:parent-style-name="Standard">
      <style:text-properties style:font-name="Courier New" officeooo:rsid="004c2670" officeooo:paragraph-rsid="004e90b2"/>
    </style:style>
    <style:style style:name="P35" style:family="paragraph" style:parent-style-name="Standard">
      <style:text-properties officeooo:rsid="002b8001" officeooo:paragraph-rsid="002b8001"/>
    </style:style>
    <style:style style:name="P36" style:family="paragraph" style:parent-style-name="Standard">
      <style:text-properties officeooo:rsid="002b8001" officeooo:paragraph-rsid="001cf9eb"/>
    </style:style>
    <style:style style:name="P37" style:family="paragraph" style:parent-style-name="Standard">
      <style:text-properties officeooo:rsid="002b8001" officeooo:paragraph-rsid="002f309f"/>
    </style:style>
    <style:style style:name="P38" style:family="paragraph" style:parent-style-name="Standard">
      <style:text-properties officeooo:paragraph-rsid="002b8001"/>
    </style:style>
    <style:style style:name="P39" style:family="paragraph" style:parent-style-name="Standard">
      <style:text-properties fo:color="#ff0000" officeooo:rsid="002b8001" officeooo:paragraph-rsid="0025d184"/>
    </style:style>
    <style:style style:name="P40" style:family="paragraph" style:parent-style-name="Standard">
      <style:text-properties officeooo:rsid="002cf89b" officeooo:paragraph-rsid="002cf89b"/>
    </style:style>
    <style:style style:name="P41" style:family="paragraph" style:parent-style-name="Standard">
      <style:text-properties officeooo:rsid="002f309f" officeooo:paragraph-rsid="002f309f"/>
    </style:style>
    <style:style style:name="P42" style:family="paragraph" style:parent-style-name="Standard">
      <style:text-properties officeooo:rsid="0031a066" officeooo:paragraph-rsid="0031a066"/>
    </style:style>
    <style:style style:name="P43" style:family="paragraph" style:parent-style-name="Standard">
      <style:text-properties officeooo:rsid="00338cf8" officeooo:paragraph-rsid="00338cf8"/>
    </style:style>
    <style:style style:name="P44" style:family="paragraph" style:parent-style-name="Standard">
      <style:text-properties officeooo:rsid="004471c4" officeooo:paragraph-rsid="004471c4"/>
    </style:style>
    <style:style style:name="P45" style:family="paragraph" style:parent-style-name="Standard">
      <style:text-properties style:font-name="Arial1"/>
    </style:style>
    <style:style style:name="P46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48" style:family="paragraph" style:parent-style-name="Standard">
      <style:text-properties style:font-name="Arial1" fo:font-weight="normal" officeooo:rsid="00256bd6" officeooo:paragraph-rsid="005f6686" style:font-weight-asian="normal" style:font-weight-complex="normal"/>
    </style:style>
    <style:style style:name="P49" style:family="paragraph" style:parent-style-name="Standard">
      <style:text-properties style:font-name="Arial1" officeooo:rsid="00533d9d" officeooo:paragraph-rsid="00533d9d"/>
    </style:style>
    <style:style style:name="P50" style:family="paragraph" style:parent-style-name="Standard">
      <style:text-properties style:font-name="Arial1" officeooo:rsid="0053b8c4" officeooo:paragraph-rsid="0053b8c4"/>
    </style:style>
    <style:style style:name="P51" style:family="paragraph" style:parent-style-name="Standard">
      <style:text-properties style:font-name="Arial1" officeooo:rsid="005192ac" officeooo:paragraph-rsid="005192ac"/>
    </style:style>
    <style:style style:name="P52" style:family="paragraph" style:parent-style-name="Standard">
      <style:text-properties style:font-name="Arial1" officeooo:rsid="00594c81" officeooo:paragraph-rsid="00594c81"/>
    </style:style>
    <style:style style:name="P53" style:family="paragraph" style:parent-style-name="Standard">
      <style:text-properties style:font-name="Arial1" officeooo:rsid="005bcc81" officeooo:paragraph-rsid="005bcc81"/>
    </style:style>
    <style:style style:name="P54" style:family="paragraph" style:parent-style-name="Standard">
      <style:text-properties style:text-underline-style="none" officeooo:rsid="004471c4" officeooo:paragraph-rsid="004471c4"/>
    </style:style>
    <style:style style:name="P55" style:family="paragraph" style:parent-style-name="Standard">
      <style:text-properties style:text-underline-style="none" officeooo:rsid="004a69d5" officeooo:paragraph-rsid="004a69d5"/>
    </style:style>
    <style:style style:name="P56" style:family="paragraph" style:parent-style-name="Standard">
      <style:text-properties officeooo:rsid="004c2670" officeooo:paragraph-rsid="004e90b2"/>
    </style:style>
    <style:style style:name="P57" style:family="paragraph" style:parent-style-name="Standard">
      <style:text-properties officeooo:rsid="004d3698" officeooo:paragraph-rsid="00523391"/>
    </style:style>
    <style:style style:name="P58" style:family="paragraph" style:parent-style-name="Standard">
      <style:text-properties officeooo:rsid="004d3698" officeooo:paragraph-rsid="004f45a2"/>
    </style:style>
    <style:style style:name="P59" style:family="paragraph" style:parent-style-name="Standard">
      <style:text-properties officeooo:rsid="004f3308" officeooo:paragraph-rsid="004f3308"/>
    </style:style>
    <style:style style:name="P60" style:family="paragraph" style:parent-style-name="Standard">
      <style:paragraph-properties fo:text-align="start" style:justify-single-word="false"/>
      <style:text-properties officeooo:rsid="004f3308" officeooo:paragraph-rsid="00523391"/>
    </style:style>
    <style:style style:name="P61" style:family="paragraph" style:parent-style-name="Standard">
      <style:text-properties officeooo:rsid="004f3308" officeooo:paragraph-rsid="00523391"/>
    </style:style>
    <style:style style:name="P62" style:family="paragraph" style:parent-style-name="Standard">
      <style:text-properties officeooo:rsid="004f45a2" officeooo:paragraph-rsid="004f45a2"/>
    </style:style>
    <style:style style:name="P63" style:family="paragraph" style:parent-style-name="Standard">
      <style:text-properties officeooo:rsid="004f45a2" officeooo:paragraph-rsid="00523391"/>
    </style:style>
    <style:style style:name="P64" style:family="paragraph" style:parent-style-name="Standard">
      <style:text-properties officeooo:rsid="004f45a2" officeooo:paragraph-rsid="00532fcf"/>
    </style:style>
    <style:style style:name="P65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66" style:family="paragraph" style:parent-style-name="Standard">
      <style:text-properties officeooo:rsid="005192ac" officeooo:paragraph-rsid="005192ac"/>
    </style:style>
    <style:style style:name="P67" style:family="paragraph" style:parent-style-name="Standard">
      <style:text-properties officeooo:rsid="00532fcf" officeooo:paragraph-rsid="00565ee7"/>
    </style:style>
    <style:style style:name="P68" style:family="paragraph" style:parent-style-name="Standard">
      <style:text-properties officeooo:rsid="00533d9d" officeooo:paragraph-rsid="00533d9d"/>
    </style:style>
    <style:style style:name="P69" style:family="paragraph" style:parent-style-name="Standard">
      <style:text-properties officeooo:rsid="00533d9d" officeooo:paragraph-rsid="005ee7df"/>
    </style:style>
    <style:style style:name="P70" style:family="paragraph" style:parent-style-name="Standard">
      <style:text-properties style:font-name="Times New Roman1"/>
    </style:style>
    <style:style style:name="P71" style:family="paragraph" style:parent-style-name="Standard">
      <style:text-properties style:font-name="Times New Roman1" officeooo:rsid="00533d9d" officeooo:paragraph-rsid="00533d9d"/>
    </style:style>
    <style:style style:name="P72" style:family="paragraph" style:parent-style-name="Standard">
      <style:text-properties style:font-name="Times New Roman1" officeooo:rsid="005b174a" officeooo:paragraph-rsid="005b174a"/>
    </style:style>
    <style:style style:name="P73" style:family="paragraph" style:parent-style-name="Standard">
      <style:text-properties style:font-name="Times New Roman1" officeooo:rsid="005bcc81" officeooo:paragraph-rsid="005bcc81"/>
    </style:style>
    <style:style style:name="P74" style:family="paragraph" style:parent-style-name="Standard">
      <style:text-properties officeooo:rsid="00594c81" officeooo:paragraph-rsid="00594c81"/>
    </style:style>
    <style:style style:name="P75" style:family="paragraph" style:parent-style-name="Standard">
      <style:text-properties officeooo:rsid="005bcc81" officeooo:paragraph-rsid="005bcc81"/>
    </style:style>
    <style:style style:name="P76" style:family="paragraph" style:parent-style-name="Standard">
      <style:text-properties officeooo:rsid="005ee7df" officeooo:paragraph-rsid="005ee7df"/>
    </style:style>
    <style:style style:name="P77" style:family="paragraph" style:parent-style-name="Standard">
      <style:text-properties officeooo:rsid="005f6686" officeooo:paragraph-rsid="005f6686"/>
    </style:style>
    <style:style style:name="P78" style:family="paragraph" style:parent-style-name="Standard">
      <style:text-properties officeooo:rsid="0053b8c4" officeooo:paragraph-rsid="005f6686"/>
    </style:style>
    <style:style style:name="P79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80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81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82" style:family="paragraph" style:parent-style-name="Text_20_body">
      <style:text-properties officeooo:rsid="003900ce" officeooo:paragraph-rsid="003900ce"/>
    </style:style>
    <style:style style:name="P83" style:family="paragraph" style:parent-style-name="Text_20_body">
      <style:text-properties officeooo:rsid="003900ce" officeooo:paragraph-rsid="004159b3"/>
    </style:style>
    <style:style style:name="P84" style:family="paragraph" style:parent-style-name="Text_20_body">
      <style:text-properties officeooo:rsid="003af04a" officeooo:paragraph-rsid="003af04a"/>
    </style:style>
    <style:style style:name="P85" style:family="paragraph" style:parent-style-name="Text_20_body">
      <style:text-properties officeooo:rsid="003af04a" officeooo:paragraph-rsid="004159b3"/>
    </style:style>
    <style:style style:name="P86" style:family="paragraph" style:parent-style-name="Text_20_body">
      <style:text-properties officeooo:rsid="003af04a" officeooo:paragraph-rsid="00428067"/>
    </style:style>
    <style:style style:name="P87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88" style:family="paragraph" style:parent-style-name="Text_20_body">
      <style:text-properties officeooo:rsid="003d8076" officeooo:paragraph-rsid="003d8076"/>
    </style:style>
    <style:style style:name="P89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90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91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92" style:family="paragraph" style:parent-style-name="Text_20_body">
      <style:text-properties style:font-name="Courier New" officeooo:rsid="004c2670" officeooo:paragraph-rsid="004e90b2"/>
    </style:style>
    <style:style style:name="P93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94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95" style:family="paragraph" style:parent-style-name="Text_20_body">
      <style:text-properties officeooo:rsid="0041bc50" officeooo:paragraph-rsid="0041bc50"/>
    </style:style>
    <style:style style:name="P96" style:family="paragraph" style:parent-style-name="Text_20_body">
      <style:text-properties officeooo:rsid="00428067" officeooo:paragraph-rsid="00428067"/>
    </style:style>
    <style:style style:name="P97" style:family="paragraph" style:parent-style-name="Text_20_body">
      <style:text-properties officeooo:rsid="00428067" officeooo:paragraph-rsid="004e90b2"/>
    </style:style>
    <style:style style:name="P98" style:family="paragraph" style:parent-style-name="Text_20_body">
      <style:text-properties officeooo:rsid="0048907d" officeooo:paragraph-rsid="004a69d5"/>
    </style:style>
    <style:style style:name="P99" style:family="paragraph" style:parent-style-name="Text_20_body">
      <style:text-properties officeooo:rsid="0048907d" officeooo:paragraph-rsid="004e90b2"/>
    </style:style>
    <style:style style:name="P100" style:family="paragraph" style:parent-style-name="Text_20_body">
      <style:text-properties officeooo:rsid="004e90b2" officeooo:paragraph-rsid="004e90b2"/>
    </style:style>
    <style:style style:name="P101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102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103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104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105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106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107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108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109" style:family="paragraph" style:parent-style-name="Standard" style:list-style-name="L3">
      <style:text-properties officeooo:rsid="0031a066" officeooo:paragraph-rsid="0031a066"/>
    </style:style>
    <style:style style:name="P110" style:family="paragraph" style:parent-style-name="Standard" style:list-style-name="L3">
      <style:text-properties officeooo:rsid="00339d7b" officeooo:paragraph-rsid="00339d7b"/>
    </style:style>
    <style:style style:name="P111" style:family="paragraph" style:parent-style-name="Standard" style:list-style-name="L4">
      <style:text-properties officeooo:rsid="0035557b" officeooo:paragraph-rsid="0035557b"/>
    </style:style>
    <style:style style:name="P112" style:family="paragraph" style:parent-style-name="Standard" style:list-style-name="L5">
      <style:text-properties officeooo:rsid="0035557b" officeooo:paragraph-rsid="0035557b"/>
    </style:style>
    <style:style style:name="P113" style:family="paragraph" style:parent-style-name="Standard">
      <style:text-properties fo:font-style="normal" officeooo:rsid="0060439f" officeooo:paragraph-rsid="0060439f" style:font-style-asian="normal" style:font-style-complex="normal"/>
    </style:style>
    <style:style style:name="P114" style:family="paragraph" style:parent-style-name="Standard">
      <style:text-properties fo:font-style="normal" officeooo:rsid="00606791" officeooo:paragraph-rsid="00606791" style:font-style-asian="normal" style:font-style-complex="normal"/>
    </style:style>
    <style:style style:name="P115" style:family="paragraph" style:parent-style-name="Standard" style:list-style-name="">
      <style:text-properties officeooo:rsid="00256bd6" officeooo:paragraph-rsid="00533d9d"/>
    </style:style>
    <style:style style:name="P116" style:family="paragraph" style:parent-style-name="Standard">
      <style:text-properties officeooo:rsid="00256bd6" officeooo:paragraph-rsid="00606791"/>
    </style:style>
    <style:style style:name="P117" style:family="paragraph" style:parent-style-name="Standard">
      <style:text-properties officeooo:rsid="00256bd6" officeooo:paragraph-rsid="0060439f"/>
    </style:style>
    <style:style style:name="P118" style:family="paragraph" style:parent-style-name="Standard">
      <style:text-properties officeooo:rsid="00256bd6" officeooo:paragraph-rsid="0053b8c4"/>
    </style:style>
    <style:style style:name="P119" style:family="paragraph" style:parent-style-name="Standard">
      <style:text-properties officeooo:rsid="0060439f" officeooo:paragraph-rsid="0060439f"/>
    </style:style>
    <style:style style:name="P120" style:family="paragraph" style:parent-style-name="Standard">
      <style:text-properties officeooo:paragraph-rsid="00606791"/>
    </style:style>
    <style:style style:name="P121" style:family="paragraph" style:parent-style-name="Standard">
      <style:text-properties officeooo:rsid="00606791" officeooo:paragraph-rsid="00606791"/>
    </style:style>
    <style:style style:name="P122" style:family="paragraph" style:parent-style-name="Standard">
      <style:text-properties style:font-name="Arial1" officeooo:rsid="00256bd6" officeooo:paragraph-rsid="00606791"/>
    </style:style>
    <style:style style:name="P123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124" style:family="paragraph" style:parent-style-name="Text_20_body" style:list-style-name="L6">
      <style:text-properties officeooo:rsid="003af04a" officeooo:paragraph-rsid="003af04a"/>
    </style:style>
    <style:style style:name="P125" style:family="paragraph" style:parent-style-name="Text_20_body" style:list-style-name="L6">
      <style:text-properties officeooo:rsid="003af04a" officeooo:paragraph-rsid="003e4915"/>
    </style:style>
    <style:style style:name="P126" style:family="paragraph" style:parent-style-name="Text_20_body" style:list-style-name="L7">
      <style:text-properties officeooo:rsid="003af04a" officeooo:paragraph-rsid="003af04a"/>
    </style:style>
    <style:style style:name="P127" style:family="paragraph" style:parent-style-name="Text_20_body" style:list-style-name="L8">
      <style:text-properties officeooo:rsid="003af04a" officeooo:paragraph-rsid="004159b3"/>
    </style:style>
    <style:style style:name="P128" style:family="paragraph" style:parent-style-name="Text_20_body" style:list-style-name="L9">
      <style:text-properties officeooo:rsid="003af04a" officeooo:paragraph-rsid="004159b3"/>
    </style:style>
    <style:style style:name="P129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30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31" style:family="paragraph" style:parent-style-name="Text_20_body" style:list-style-name="L8">
      <style:text-properties officeooo:paragraph-rsid="004159b3"/>
    </style:style>
    <style:style style:name="P132" style:family="paragraph" style:parent-style-name="Text_20_body" style:list-style-name="L10">
      <style:text-properties officeooo:rsid="003b1fa7" officeooo:paragraph-rsid="004159b3"/>
    </style:style>
    <style:style style:name="P133" style:family="paragraph" style:parent-style-name="Text_20_body" style:list-style-name="L11" style:master-page-name="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style:page-number="auto" fo:background-color="transparent"/>
      <style:text-properties officeooo:rsid="00532807" officeooo:paragraph-rsid="00532807"/>
    </style:style>
    <style:style style:name="P134" style:family="paragraph" style:parent-style-name="Text_20_body" style:list-style-name="L11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fo:background-color="transparent"/>
      <style:text-properties officeooo:rsid="00532807" officeooo:paragraph-rsid="00532807"/>
    </style:style>
    <style:style style:name="P135" style:family="paragraph" style:parent-style-name="Heading_20_3">
      <style:text-properties officeooo:rsid="002b8001" officeooo:paragraph-rsid="002b8001"/>
    </style:style>
    <style:style style:name="P136" style:family="paragraph" style:parent-style-name="Heading_20_1" style:list-style-name=""/>
    <style:style style:name="P137" style:family="paragraph" style:parent-style-name="Heading_20_1">
      <style:text-properties officeooo:rsid="003900ce" officeooo:paragraph-rsid="003900ce"/>
    </style:style>
    <style:style style:name="P138" style:family="paragraph" style:parent-style-name="Heading_20_1">
      <style:text-properties officeooo:rsid="004159b3" officeooo:paragraph-rsid="004159b3"/>
    </style:style>
    <style:style style:name="P139" style:family="paragraph" style:parent-style-name="Heading_20_1">
      <style:text-properties officeooo:rsid="00428067" officeooo:paragraph-rsid="00428067"/>
    </style:style>
    <style:style style:name="P140" style:family="paragraph" style:parent-style-name="Heading_20_1">
      <style:text-properties officeooo:rsid="00523391" officeooo:paragraph-rsid="00523391"/>
    </style:style>
    <style:style style:name="P141" style:family="paragraph" style:parent-style-name="Heading_20_1">
      <style:text-properties officeooo:rsid="00533d9d" officeooo:paragraph-rsid="00533d9d"/>
    </style:style>
    <style:style style:name="P142" style:family="paragraph" style:parent-style-name="Heading_20_1">
      <style:text-properties officeooo:paragraph-rsid="00606791"/>
    </style:style>
    <style:style style:name="P143" style:family="paragraph" style:parent-style-name="Heading_20_1">
      <style:text-properties fo:font-weight="normal" officeooo:rsid="00256bd6" officeooo:paragraph-rsid="00606791" style:font-weight-asian="normal" style:font-weight-complex="normal"/>
    </style:style>
    <style:style style:name="P144" style:family="paragraph" style:parent-style-name="Heading_20_1">
      <style:paragraph-properties fo:break-before="page"/>
    </style:style>
    <style:style style:name="P145" style:family="paragraph">
      <style:paragraph-properties fo:text-align="center"/>
    </style:style>
    <style:style style:name="P146" style:family="paragraph">
      <loext:graphic-properties draw:fill="none" draw:fill-color="#ffffff"/>
      <style:text-properties style:font-name="Arial1"/>
    </style:style>
    <style:style style:name="P147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cf9eb"/>
    </style:style>
    <style:style style:name="T3" style:family="text">
      <style:text-properties officeooo:rsid="00256bd6"/>
    </style:style>
    <style:style style:name="T4" style:family="text">
      <style:text-properties officeooo:rsid="0025b45d"/>
    </style:style>
    <style:style style:name="T5" style:family="text">
      <style:text-properties officeooo:rsid="0025d184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officeooo:rsid="0048907d"/>
    </style:style>
    <style:style style:name="T10" style:family="text">
      <style:text-properties style:font-name="Liberation Mono" officeooo:rsid="004a69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b800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5d1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officeooo:rsid="0060439f" style:font-style-asian="normal" style:font-style-complex="normal"/>
    </style:style>
    <style:style style:name="T21" style:family="text">
      <style:text-properties fo:font-style="normal" officeooo:rsid="00533d9d" style:font-style-asian="normal" style:font-style-complex="normal"/>
    </style:style>
    <style:style style:name="T22" style:family="text">
      <style:text-properties fo:font-style="normal" officeooo:rsid="00606791" style:font-style-asian="normal" style:font-style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60439f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60439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606791" style:font-style-asian="normal" style:font-weight-asian="normal" style:font-style-complex="normal" style:font-weight-complex="normal"/>
    </style:style>
    <style:style style:name="T30" style:family="text">
      <style:text-properties officeooo:rsid="00268660"/>
    </style:style>
    <style:style style:name="T31" style:family="text">
      <style:text-properties officeooo:rsid="00277f04"/>
    </style:style>
    <style:style style:name="T32" style:family="text">
      <style:text-properties officeooo:rsid="002854b9"/>
    </style:style>
    <style:style style:name="T33" style:family="text">
      <style:text-properties officeooo:rsid="0029d5b6"/>
    </style:style>
    <style:style style:name="T34" style:family="text">
      <style:text-properties fo:color="#ff0000" officeooo:rsid="0029d5b6"/>
    </style:style>
    <style:style style:name="T35" style:family="text">
      <style:text-properties fo:color="#ff0000" officeooo:rsid="002b8001"/>
    </style:style>
    <style:style style:name="T36" style:family="text">
      <style:text-properties officeooo:rsid="002b8001"/>
    </style:style>
    <style:style style:name="T37" style:family="text">
      <style:text-properties officeooo:rsid="002cf89b"/>
    </style:style>
    <style:style style:name="T38" style:family="text">
      <style:text-properties officeooo:rsid="002e1dc9"/>
    </style:style>
    <style:style style:name="T39" style:family="text">
      <style:text-properties officeooo:rsid="002eec37"/>
    </style:style>
    <style:style style:name="T40" style:family="text">
      <style:text-properties officeooo:rsid="002f309f"/>
    </style:style>
    <style:style style:name="T41" style:family="text">
      <style:text-properties officeooo:rsid="002ff8d0"/>
    </style:style>
    <style:style style:name="T42" style:family="text">
      <style:text-properties officeooo:rsid="00338cf8"/>
    </style:style>
    <style:style style:name="T43" style:family="text">
      <style:text-properties officeooo:rsid="00339d7b"/>
    </style:style>
    <style:style style:name="T44" style:family="text">
      <style:text-properties officeooo:rsid="0035ea0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48907d" style:font-weight-asian="bold" style:font-weight-complex="bold"/>
    </style:style>
    <style:style style:name="T47" style:family="text">
      <style:text-properties style:font-name="Times New Roman1"/>
    </style:style>
    <style:style style:name="T48" style:family="text">
      <style:text-properties style:font-name="Times New Roman1" officeooo:rsid="004a69d5"/>
    </style:style>
    <style:style style:name="T49" style:family="text">
      <style:text-properties style:font-name="Arial1"/>
    </style:style>
    <style:style style:name="T50" style:family="text">
      <style:text-properties style:font-name="Arial1" fo:font-style="normal" style:text-underline-style="none" style:font-style-asian="normal" style:font-style-complex="normal"/>
    </style:style>
    <style:style style:name="T51" style:family="text">
      <style:text-properties style:font-name="Arial1" fo:font-style="normal" style:font-style-asian="normal" style:font-style-complex="normal"/>
    </style:style>
    <style:style style:name="T52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54" style:family="text">
      <style:text-properties style:font-name="Arial1" fo:font-style="italic" style:font-style-asian="italic" style:font-style-complex="italic"/>
    </style:style>
    <style:style style:name="T55" style:family="text">
      <style:text-properties style:font-name="Arial1" officeooo:rsid="004e90b2"/>
    </style:style>
    <style:style style:name="T56" style:family="text">
      <style:text-properties style:font-name="Arial1" officeooo:rsid="00533d9d"/>
    </style:style>
    <style:style style:name="T57" style:family="text">
      <style:text-properties style:font-name="Arial1" officeooo:rsid="00541b19"/>
    </style:style>
    <style:style style:name="T58" style:family="text">
      <style:text-properties style:font-name="Arial1" officeooo:rsid="005bcc81"/>
    </style:style>
    <style:style style:name="T59" style:family="text">
      <style:text-properties style:font-name="Arial1" officeooo:rsid="005ee7df"/>
    </style:style>
    <style:style style:name="T60" style:family="text">
      <style:text-properties officeooo:rsid="003e4915"/>
    </style:style>
    <style:style style:name="T61" style:family="text">
      <style:text-properties officeooo:rsid="004159b3"/>
    </style:style>
    <style:style style:name="T62" style:family="text">
      <style:text-properties officeooo:rsid="0041bc50"/>
    </style:style>
    <style:style style:name="T63" style:family="text">
      <style:text-properties officeooo:rsid="004471c4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0532fcf"/>
    </style:style>
    <style:style style:name="T66" style:family="text">
      <style:text-properties style:text-underline-style="none" fo:font-weight="bold" style:font-weight-asian="bold" style:font-weight-complex="bold"/>
    </style:style>
    <style:style style:name="T67" style:family="text">
      <style:text-properties officeooo:rsid="00452e81"/>
    </style:style>
    <style:style style:name="T68" style:family="text">
      <style:text-properties officeooo:rsid="0048907d"/>
    </style:style>
    <style:style style:name="T69" style:family="text">
      <style:text-properties fo:font-weight="normal" officeooo:rsid="0048907d" style:font-weight-asian="normal" style:font-weight-complex="normal"/>
    </style:style>
    <style:style style:name="T70" style:family="text">
      <style:text-properties officeooo:rsid="004a69d5"/>
    </style:style>
    <style:style style:name="T71" style:family="text">
      <style:text-properties officeooo:rsid="004c2670"/>
    </style:style>
    <style:style style:name="T72" style:family="text">
      <style:text-properties officeooo:rsid="004e90b2"/>
    </style:style>
    <style:style style:name="T73" style:family="text">
      <style:text-properties officeooo:rsid="00523391"/>
    </style:style>
    <style:style style:name="T74" style:family="text">
      <style:text-properties officeooo:rsid="00532fcf"/>
    </style:style>
    <style:style style:name="T75" style:family="text">
      <style:text-properties officeooo:rsid="00533d9d"/>
    </style:style>
    <style:style style:name="T76" style:family="text">
      <style:text-properties officeooo:rsid="0053b8c4"/>
    </style:style>
    <style:style style:name="T77" style:family="text">
      <style:text-properties officeooo:rsid="00541b19"/>
    </style:style>
    <style:style style:name="T78" style:family="text">
      <style:text-properties officeooo:rsid="005565a7"/>
    </style:style>
    <style:style style:name="T79" style:family="text">
      <style:text-properties officeooo:rsid="0058bb84"/>
    </style:style>
    <style:style style:name="T80" style:family="text">
      <style:text-properties officeooo:rsid="0059f663"/>
    </style:style>
    <style:style style:name="T81" style:family="text">
      <style:text-properties officeooo:rsid="005a24c4"/>
    </style:style>
    <style:style style:name="T82" style:family="text">
      <style:text-properties officeooo:rsid="005b174a"/>
    </style:style>
    <style:style style:name="T83" style:family="text">
      <style:text-properties officeooo:rsid="005bcc81"/>
    </style:style>
    <style:style style:name="T84" style:family="text">
      <style:text-properties fo:font-size="14pt" style:font-size-asian="14pt" style:font-size-complex="14pt"/>
    </style:style>
    <style:style style:name="T85" style:family="text">
      <style:text-properties officeooo:rsid="005ee7df"/>
    </style:style>
    <style:style style:name="T86" style:family="text">
      <style:text-properties officeooo:rsid="0060439f"/>
    </style:style>
    <style:style style:name="T87" style:family="text">
      <style:text-properties officeooo:rsid="00606791"/>
    </style:style>
    <style:style style:name="T88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4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5">introduction/</text:span></text:p>
      <text:p text:style-name="P5"><text:tab/><text:span text:style-name="T5">How course material is organized </text:span></text:p>
      <text:p text:style-name="P32"><text:tab/><text:tab/>- each topic is a link to summary and study plan</text:p>
      <text:p text:style-name="P5"><text:tab/><text:tab/>- <text:span text:style-name="T36">schedule is approximate, so you know in advance what you'll do &amp; learn</text:span></text:p>
      <text:p text:style-name="P4"><text:tab/><text:span text:style-name="T30">Introduce TAs</text:span></text:p>
      <text:p text:style-name="P2"><text:tab/><text:span text:style-name="T5">Jomzaap slides</text:span></text:p>
      <text:p text:style-name="P30">2. Questions <text:span text:style-name="T30">about course</text:span>?</text:p>
      <text:p text:style-name="P30"><text:span text:style-name="T31">3</text:span>. <text:span text:style-name="T33">Review results of Online Learning Platform </text:span>Survey</text:p>
      <text:p text:style-name="P30"><text:tab/><text:span text:style-name="T36">students prefer Google Classroom, Google Meet, and either Google Drive or github.io for material</text:span></text:p>
      <text:p text:style-name="P30"><text:tab/><text:span text:style-name="T36">prefer Youtube for video content</text:span></text:p>
      <text:p text:style-name="P30">4. Introduction to Software Process</text:p>
      <text:p text:style-name="P30"><text:tab/>https://cpske.github.io/ISP/software-process/</text:p>
      <text:p text:style-name="P35">5. Describe Software Process assignment</text:p>
      <text:p text:style-name="P35"><text:tab/>- you must read either Summerville (default) or Schach (2 chapters, more detail)</text:p>
      <text:h text:style-name="Heading_20_3" text:outline-level="3">Exercise <text:span text:style-name="T5">(20 minutes)</text:span></text:h>
      <text:p text:style-name="P30">1. Write a one page description of a process you use. <text:s/>Submit to Google Docs.</text:p>
      <text:p text:style-name="P30"><text:s text:c="5"/>File Name: <text:s text:c="3"/><text:span text:style-name="T6">[</text:span><text:span text:style-name="T7">Subject Name</text:span><text:span text:style-name="T6">] - [</text:span><text:span text:style-name="T7">first name</text:span><text:span text:style-name="T6">]</text:span></text:p>
      <text:p text:style-name="P30"><text:s text:c="5"/>Example: <text:s text:c="6"/><text:span text:style-name="T7">Wash A Car - Fatalai</text:span></text:p>
      <text:p text:style-name="P30"><text:s text:c="5"/>The process description should look like this.</text:p>
      <text:p text:style-name="P30"><text:s text:c="6"/>Activity should have a short, descriptive name, like "<text:span text:style-name="T11">Configure Version Control</text:span>".</text:p>
      <text:p text:style-name="P30"><text:s text:c="6"/>Task should have a brief description, like "<text:span text:style-name="T11">Create new repository on Github</text:span>".</text:p>
      <text:p text:style-name="P30"/>
      <text:p text:style-name="P31"><text:s text:c="2"/><text:span text:style-name="T6">Process for</text:span><text:span text:style-name="T14"> </text:span><text:span text:style-name="T15">Wash a Car</text:span></text:p>
      <text:p text:style-name="P33"><text:s text:c="2"/><text:span text:style-name="T6">Goal</text:span>: ...</text:p>
      <text:p text:style-name="P33"><text:s text:c="2"/>1. First activity</text:p>
      <text:p text:style-name="P33"><text:s text:c="6"/>- first task</text:p>
      <text:p text:style-name="P33"><text:s text:c="6"/>- second task</text:p>
      <text:p text:style-name="P33"><text:s text:c="6"/>- third task</text:p>
      <text:p text:style-name="P33"><text:s text:c="2"/>2. Second activity</text:p>
      <text:p text:style-name="P33"><text:s text:c="6"/>- first task</text:p>
      <text:p text:style-name="P33"><text:s text:c="6"/>- second task</text:p>
      <text:p text:style-name="P33"><text:s text:c="2"/>...</text:p>
      <text:p text:style-name="P30"><text:s text:c="6"/><text:span text:style-name="T6">Acceptance Criteria:</text:span><text:span text:style-name="T14"> car is clean and dry with no streaks or dirt</text:span></text:p>
      <text:p text:style-name="P2"><text:s text:c="6"/><text:span text:style-name="T30">(you can have more than one acceptance criterion)</text:span></text:p>
      <text:p text:style-name="P2"/>
      <text:p text:style-name="P3"><text:span text:style-name="T5">2. Not done in 2020: Write a description of </text:span><text:span text:style-name="T17">your</text:span><text:span text:style-name="T5"> actual software process for programming project.</text:span></text:p>
      <text:p text:style-name="P3"><text:s text:c="5"/><text:span text:style-name="T32">Was it a linear process (like waterfall) or iterative?</text:span></text:p>
      <text:h text:style-name="Heading_20_3" text:outline-level="3">Morning Assignment</text:h>
      <text:p text:style-name="P30">1. Create ID on Github if you don't have one.</text:p>
      <text:p text:style-name="P30">2. Complete Github Info form and submit, if not done <text:span text:style-name="T36">yet</text:span>.</text:p>
      <text:p text:style-name="P30">3. When you get email, join the Github ISP2020 organization</text:p>
      <text:h text:style-name="Heading_20_3" text:outline-level="3">Afternoon</text:h>
      <text:p text:style-name="P30">1. <text:span text:style-name="T11">Using Github</text:span><text:span text:style-name="T18"> slides - example of good profiles.</text:span></text:p>
      <text:p text:style-name="P30"><text:soft-page-break/>2. <text:span text:style-name="T33">Programming Warm-up using Github Classroom: <text:s/>https://classroom.github.com/a/pW0QVFWN</text:span></text:p>
      <text:p text:style-name="P30"><text:tab/><text:span text:style-name="T34">ACTIVATE THE URL</text:span></text:p>
      <text:p text:style-name="P30"><text:span text:style-name="T34"><text:tab/></text:span><text:span text:style-name="T35">PURPOSE IS TO WRITE GOOD QUALITY, READABLE, CORRECT CODE</text:span></text:p>
      <text:p text:style-name="P39"/>
      <text:p text:style-name="P30">3. <text:span text:style-name="T33">Fundamentals online questions (Google Form)</text:span></text:p>
      <text:p text:style-name="Standard"><text:span text:style-name="T33">4. </text:span>Describe Homework Assignment</text:p>
      <text:p text:style-name="Standard"><text:tab/><text:span text:style-name="T36">a) read a chapter about Software Process</text:span></text:p>
      <text:p text:style-name="Standard"><text:tab/><text:span text:style-name="T36">b) answer questions and submit</text:span></text:p>
      <text:h text:style-name="P144" text:outline-level="1">Week 2</text:h>
      <text:h text:style-name="Heading_20_3" text:outline-level="3">Topics</text:h>
      <text:p text:style-name="P36">1. Scrum <text:s/>https://cpske.github.io/ISP/agile/scrum</text:p>
      <text:p text:style-name="P7"><text:tab/><text:span text:style-name="T36">watch: </text:span>https://www.youtube.com/watch?v=XU0llRltyFM</text:p>
      <text:p text:style-name="P5"><text:s text:c="4"/><text:tab/><text:span text:style-name="T36">read: </text:span><text:span text:style-name="T12">Scrum Guide</text:span><text:span text:style-name="T19"> (official) or </text:span><text:span text:style-name="T12">Comprehensive Scrum Guide</text:span><text:span text:style-name="T19"> (Visual Paradigm) - similar</text:span></text:p>
      <text:p text:style-name="P8"><text:tab/>Then answer questions: https://forms.gle/wUCG2FCg3uS31bjz6</text:p>
      <text:p text:style-name="P35">2. Understand Git in Detail</text:p>
      <text:p text:style-name="P35"><text:tab/>Presentation on Git as a graph, branches, labels, etc.</text:p>
      <text:h text:style-name="Heading_20_3" text:outline-level="3">Assignment </text:h>
      <text:p text:style-name="P35">git-commands on Github Classroom</text:p>
      <text:p text:style-name="P6"/>
      <text:h text:style-name="Heading_20_1" text:outline-level="1">Week 3</text:h>
      <text:h text:style-name="Heading_20_3" text:outline-level="3"><text:span text:style-name="T36">Preparation:</text:span> Install netcat or ncat</text:h>
      <text:p text:style-name="P81">netcat (nc) and ncat are tools for exploring any TCP/IP protocol.</text:p>
      <text:p text:style-name="P79">In class you will use them to actually emulate a web server (answer a</text:p>
      <text:p text:style-name="P79">request from a web browser) or a web browser (send an HTTP request).</text:p>
      <text:p text:style-name="P80">netcat may be installed on Linux and Mac OSX as part of the operating system.</text:p>
      <text:p text:style-name="P79">"ncat" is a newer version that claims to have more features, <text:span text:style-name="T36">but they behave almost the same.</text:span> </text:p>
      <text:p text:style-name="P79">Either netcat or ncat is OK.</text:p>
      <text:p text:style-name="P79"><text:tab/>https://nmap.org/ncat/</text:p>
      <text:p text:style-name="P79"><text:tab/>http://netcat.sourceforge.net/</text:p>
      <text:p text:style-name="P35"/>
      <text:p text:style-name="P40">1. Review Software Process from week 1. </text:p>
      <text:p text:style-name="P40"><text:s text:c="4"/><text:span text:style-name="T39">Emphasize requirement for accurate expression in English.</text:span></text:p>
      <text:p text:style-name="P41">2. Review Git commands.</text:p>
      <text:p text:style-name="P41"><text:s text:c="4"/>Q1 - misuse of ``` in many assignments.</text:p>
      <text:p text:style-name="P41"><text:s text:c="4"/>Q4 - incorrect answer for location of Git repo. <text:s/>NOT project1/git. <text:s/>Why didn't you check <text:span text:style-name="T41">it</text:span>?</text:p>
      <text:p text:style-name="P41"><text:s text:c="4"/>Sahadporn - nice use of internal hyperlinks to create a TOC in one file</text:p>
      <text:p text:style-name="P41"/>
      <text:p text:style-name="P35"><text:span text:style-name="T37">2</text:span>. Review Scrum - with <text:span text:style-name="T37">new</text:span> questions</text:p>
      <text:p text:style-name="P40">3. Git without cmd line?</text:p>
      <text:p text:style-name="P40"><text:s text:c="4"/><text:span text:style-name="T11">a. Has anyone taken a quiz from Github Classroom w/o using command line?</text:span></text:p>
      <text:p text:style-name="P20"><text:s text:c="4"/>b. Demo in VS Code. Clone code-warm-up assignment, do it, and push.</text:p>
      <text:p text:style-name="P20"/>
      <text:p text:style-name="P10"><text:span text:style-name="T38">4</text:span>. Intro to HTTP https://cpske.github.io/ISP/web/HTTP.pdf</text:p>
      <text:p text:style-name="P35"><text:span text:style-name="T38">5</text:span>. Exercise: HTTP in Action <text:span text:style-name="T2">https://cpske.github.io/ISP/web/HTTP-in-Action.pdf</text:span></text:p>
      <text:p text:style-name="P10"/>
      <text:h text:style-name="Heading_20_3" text:outline-level="3">Afternoon:</text:h>
      <text:p text:style-name="P35">1. Explain Polls project and its requirements.</text:p>
      <text:p text:style-name="P35">2. Demo project setup on Github</text:p>
      <text:p text:style-name="P35"><text:s text:c="4"/>- <text:span text:style-name="T40">create a wiki</text:span></text:p>
      <text:p text:style-name="P37"><text:s text:c="4"/>- <text:span text:style-name="T40">creating pages in a wiki</text:span></text:p>
      <text:p text:style-name="P35"><text:s text:c="4"/>- <text:span text:style-name="T40">link from README to wiki page: ../../wiki/Requirements</text:span></text:p>
      <text:p text:style-name="P35">3. Remote repositories</text:p>
      <text:p text:style-name="P35"><text:tab/>- <text:span text:style-name="T41">Presentation: Git-Remotes</text:span></text:p>
      <text:p text:style-name="P35"><text:soft-page-break/><text:tab/>- commands for using remotes</text:p>
      <text:p text:style-name="P35"><text:tab/>- changing the URL</text:p>
      <text:p text:style-name="P35"><text:tab/>- branch management and "tracking" branches</text:p>
      <text:p text:style-name="P35">4. Merge &amp; conflict resolution</text:p>
      <text:p text:style-name="P35"><text:tab/>- explain "diff" format</text:p>
      <text:p text:style-name="P35"><text:tab/>- git merge</text:p>
      <text:p text:style-name="P35"><text:tab/>- how conflicts occur</text:p>
      <text:p text:style-name="P35"><text:tab/>- conflict resolution</text:p>
      <text:p text:style-name="P35">5. Merge Practice</text:p>
      <text:p text:style-name="P35"><text:tab/><text:a xlink:type="simple" xlink:href="https://cpske.github.io/ISP/git/Merge-Practice.pdf" text:style-name="Internet_20_link" text:visited-style-name="Visited_20_Internet_20_Link"><text:span text:style-name="T2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2">-Practice.pdf</text:span></text:a></text:p>
      <text:p text:style-name="P35"><text:tab/>need another exercise - HTML home page?</text:p>
      <text:p text:style-name="P35"/>
      <text:h text:style-name="P135" text:outline-level="3">Assignments</text:h>
      <text:p text:style-name="P35">1. Add git remotes section to git commands repo.</text:p>
      <text:p text:style-name="P35"><text:tab/>- first do it on a branch named "git-remotes"</text:p>
      <text:p text:style-name="P35"><text:tab/>- merge the branch and push both branches (git-remotes and master) to Github</text:p>
      <text:p text:style-name="P35">2. Create a "django-polls" repo and add</text:p>
      <text:p text:style-name="P35"><text:tab/>- wiki. <text:s/></text:p>
      <text:p text:style-name="P35"><text:tab/>- Write a Vision Statement in wiki. <text:s/>OK to copy from class vision.</text:p>
      <text:p text:style-name="P35"><text:tab/>- Write Specification of requirements, as a list. <text:s/>Write it yourself.</text:p>
      <text:p text:style-name="P35"><text:tab/> <text:s text:c="2"/>Write a good specification: </text:p>
      <text:p text:style-name="P35"><text:tab/><text:tab/>Clear - concise, simple, precise</text:p>
      <text:p text:style-name="P35"><text:tab/><text:tab/>Single thing - one item is one thing. Don't combine many requirements into one</text:p>
      <text:p text:style-name="P35"><text:tab/><text:tab/>Consistent</text:p>
      <text:p text:style-name="P35"><text:tab/><text:tab/>Unique - avoid overlap in specification</text:p>
      <text:p text:style-name="P35"><text:tab/><text:tab/>Unambiguous</text:p>
      <text:p text:style-name="P35"><text:tab/><text:tab/>Testable</text:p>
      <text:p text:style-name="P35"><text:tab/><text:tab/>Feasible</text:p>
      <text:p text:style-name="P35"><text:tab/><text:tab/>Complete - enough to satisfy the users' requirements</text:p>
      <text:p text:style-name="P38"><text:span text:style-name="T36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35">3. Schedule virtual meeting with TA or instructor to review your specification</text:p>
      <text:p text:style-name="P35"/>
      <text:p text:style-name="P35"/>
      <text:p text:style-name="P10"/>
      <text:h text:style-name="P136" text:outline-level="1"/>
      <text:h text:style-name="P144" text:outline-level="1">Week 4</text:h>
      <text:h text:style-name="Heading_20_3" text:outline-level="3">Morning</text:h>
      <text:p text:style-name="P35">Review</text:p>
      <text:p text:style-name="P35">Quiz</text:p>
      <text:h text:style-name="Heading_20_3" text:outline-level="3">Afternoon</text:h>
      <text:p text:style-name="P42">1. Introduction to Web Servers</text:p>
      <text:p text:style-name="P42">2. Introduction to MVC, Web Request handling, and Django</text:p>
      <text:list xml:id="list3130486670" text:style-name="L1">
        <text:list-item>
          <text:p text:style-name="P107">demo create a Django project</text:p>
        </text:list-item>
        <text:list-item>
          <text:p text:style-name="P107">how to create project inside an existing directory <text:span text:style-name="T44">(since you already have repo on Github)</text:span></text:p>
        </text:list-item>
      </text:list>
      <text:p text:style-name="P42">3. KU Polls Iteration 1</text:p>
      <text:list xml:id="list2201940593" text:style-name="L2">
        <text:list-item>
          <text:p text:style-name="P123">Iteration Goal</text:p>
        </text:list-item>
        <text:list-item>
          <text:p text:style-name="P108">Iteration Plan</text:p>
        </text:list-item>
        <text:list-item>
          <text:p text:style-name="P108">Design the UI Pages <text:span text:style-name="T42">&amp; Page Flow</text:span></text:p>
        </text:list-item>
        <text:list-item>
          <text:p text:style-name="P108">Design the Domain Model</text:p>
        </text:list-item>
        <text:list-item>
          <text:p text:style-name="P108">Using a <text:span text:style-name="T42">project</text:span> board - <text:span text:style-name="T42">setup is some work</text:span></text:p>
        </text:list-item>
      </text:list>
      <text:p text:style-name="P42">4. Assignment</text:p>
      <text:list xml:id="list2325924618" text:style-name="L3">
        <text:list-item>
          <text:p text:style-name="P109">Create Iteration Plan in wiki</text:p>
          <text:list>
            <text:list-item>
              <text:p text:style-name="P109">Goal</text:p>
            </text:list-item>
            <text:list-item>
              <text:p text:style-name="P109">Tasks</text:p>
            </text:list-item>
            <text:list-item>
              <text:p text:style-name="P109">Evaluation Criteria</text:p>
            </text:list-item>
          </text:list>
        </text:list-item>
        <text:list-item>
          <text:p text:style-name="P109">Create a project board and add tasks</text:p>
        </text:list-item>
        <text:list-item>
          <text:p text:style-name="P109">Do the work on a branch</text:p>
        </text:list-item>
        <text:list-item>
          <text:p text:style-name="P109">Don't use copy and paste. Type everything yourself. Why?</text:p>
        </text:list-item>
        <text:list-item>
          <text:p text:style-name="P109">When everything works and tests pass, merge into master.</text:p>
        </text:list-item>
        <text:list-item>
          <text:p text:style-name="P109">Push both branches to Github.</text:p>
        </text:list-item>
        <text:list-item>
          <text:p text:style-name="P109">Write a "<text:span text:style-name="T43">Retrospective</text:span>" section in Iteration 1 Plan. Record any useful lessons learned.</text:p>
        </text:list-item>
        <text:list-item>
          <text:p text:style-name="P110">Add any other useful information to your project wiki.</text:p>
          <text:list>
            <text:list-item>
              <text:p text:style-name="P110">Code snippets</text:p>
            </text:list-item>
            <text:list-item>
              <text:p text:style-name="P110">Useful links</text:p>
            </text:list-item>
            <text:list-item>
              <text:p text:style-name="P110">Diagrams, mockups</text:p>
            </text:list-item>
          </text:list>
        </text:list-item>
      </text:list>
      <text:p text:style-name="P43">5. Github Flow</text:p>
      <text:list xml:id="list233589915" text:style-name="L4">
        <text:list-item>
          <text:p text:style-name="P111">Material: https://cpske.github.io/ISP/git/index#github-flow</text:p>
        </text:list-item>
      </text:list>
      <text:list xml:id="list4156096847" text:style-name="L5">
        <text:list-item>
          <text:p text:style-name="P112">Questions: https://forms.gle/p9thhCt35dV776U6A</text:p>
        </text:list-item>
      </text:list>
      <text:p text:style-name="P42"/>
      <text:h text:style-name="Heading_20_2" text:outline-level="2">If Time Permits</text:h>
      <text:p text:style-name="P42"><text:span text:style-name="T42">6.</text:span> Review of classes in Python?</text:p>
      <text:p text:style-name="P10"/>
      <text:p text:style-name="P9"/>
      <text:h text:style-name="P137" text:outline-level="1">Week 5</text:h>
      <text:p text:style-name="P84">No class due to substitute Songkran holiday.</text:p>
      <text:p text:style-name="P84">Post instructions for course team project.</text:p>
      <text:p text:style-name="P84"/>
      <text:p text:style-name="P82"/>
      <text:h text:style-name="Heading_20_1" text:outline-level="1"><text:soft-page-break/>Week 6</text:h>
      <text:p text:style-name="P84">1. Review what was learned in the Django tutorial.</text:p>
      <text:p text:style-name="P84"/>
      <text:p text:style-name="P84">2. Intro to database. <text:s/>Brief intro to save time, more later.</text:p>
      <text:list xml:id="list655592529" text:style-name="L6">
        <text:list-item>
          <text:p text:style-name="P124">database stores data in tables</text:p>
        </text:list-item>
        <text:list-item>
          <text:p text:style-name="P124">tables consist of columns (fields) for attributes of a table and rows for entries in the database.</text:p>
        </text:list-item>
        <text:list-item>
          <text:p text:style-name="P125">each column has a <text:span text:style-name="T45">data type</text:span>. <text:s/>SQL has rich set of data types, see:<text:line-break/><text:span text:style-name="T6">https://www.journaldev.com/16774/sql-data-types</text:span><text:line-break/><text:line-break/><text:span text:style-name="T60">(The SQL data types page on w3schools is specific for MySQL and MS SQL Server, not the standard SQL data types.)</text:span></text:p>
        </text:list-item>
        <text:list-item>
          <text:p text:style-name="P124">Sometimes SQL data types don't match data types in Java, Python, etc. <text:s text:c="3"/><text:line-break/>Example: <text:span text:style-name="T6">String or str </text:span><text:span text:style-name="T47">are saved in database as </text:span><text:span text:style-name="T6">CHAR(n)</text:span><text:span text:style-name="T47"> or </text:span><text:span text:style-name="T6">VARCHAR(n), n</text:span><text:span text:style-name="T47"> = size.</text:span><text:span text:style-name="T6"><text:line-break/>float (Python)</text:span><text:span text:style-name="T47"> can be saved as </text:span><text:span text:style-name="T6">FLOAT or DECIMAL(width,decs)</text:span><text:span text:style-name="T47">.</text:span></text:p>
        </text:list-item>
        <text:list-item>
          <text:p text:style-name="P124">Each table has a field designated as <text:span text:style-name="T45">Primary Key</text:span>, that uniquely identifies each row in the table.</text:p>
          <text:list>
            <text:list-item>
              <text:p text:style-name="P124"><text:span text:style-name="T45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124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124">Structured Query Language (SQL) is the standard language for interacting with a database. This makes databases interoperable. <text:s/></text:p>
          <text:list>
            <text:list-item>
              <text:p text:style-name="P124">Unfortunately, many databases don't support <text:span text:style-name="T13">all</text:span><text:span text:style-name="T23"> of SQL or </text:span><text:span text:style-name="T13">all</text:span><text:span text:style-name="T23"> data types (including Sqlite), and some databases use some non-standard syntax (MySQL).</text:span></text:p>
            </text:list-item>
          </text:list>
        </text:list-item>
      </text:list>
      <text:p text:style-name="P87">3. Two kinds of SQL databases to understand:</text:p>
      <text:list xml:id="list1821908686" text:style-name="L7">
        <text:list-item>
          <text:p text:style-name="P126"><text:span text:style-name="T50">Embedded database</text:span><text:span text:style-name="T23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126"><text:span text:style-name="T50">Client-Server Database</text:span><text:span text:style-name="T23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129">Most embedded databases can also be used in client-server mode.</text:p>
        </text:list-item>
      </text:list>
      <text:p text:style-name="P88">Exercise: <text:s/>view the Django database. <text:s/>View the polls tables.</text:p>
      <text:p text:style-name="P90"/>
      <text:p text:style-name="P93">5. Default landing page for polls. <text:s/>What happens when a visitor goes to:</text:p>
      <text:p text:style-name="P89"><text:soft-page-break/>https://yoursite:8000/</text:p>
      <text:p text:style-name="P93">In the polls tutorial they get a "404 Not Found" message.</text:p>
      <text:p text:style-name="P93">Let's send the visitor to polls index page.</text:p>
      <text:p text:style-name="P93">How to do that? <text:s/>There are 2 solutions.</text:p>
      <text:p text:style-name="P89">* path('', polls.views.index)</text:p>
      <text:p text:style-name="P89">* redirect</text:p>
      <text:p text:style-name="P93">To redirect: a) create a views.py in the mysite directory with a redirect:</text:p>
      <text:p text:style-name="P89">from django.shortcuts import redirect</text:p>
      <text:p text:style-name="P89">def index(request):</text:p>
      <text:p text:style-name="P89"><text:s text:c="4"/>"""Redirect to the polls index page"""</text:p>
      <text:p text:style-name="P89"><text:s text:c="4"/>return redirect("polls:index")</text:p>
      <text:p text:style-name="P89"><text:span text:style-name="T47">b) add this to </text:span>urls.py</text:p>
      <text:p text:style-name="P89"><text:s text:c="4"/>from . import views</text:p>
      <text:p text:style-name="P89"><text:s text:c="4"/>urlpatterns = [path('', views.index),</text:p>
      <text:p text:style-name="P89"><text:s text:c="12"/>...</text:p>
      <text:p text:style-name="P94">6. Discuss iteration2</text:p>
      <text:p text:style-name="P94"><text:s text:c="3"/>* Externalize configuration</text:p>
      <text:h text:style-name="P138" text:outline-level="1">Week 7</text:h>
      <text:p text:style-name="P95">1. Testing in Django - <text:span text:style-name="T49">WebTesting.pdf</text:span></text:p>
      <text:p text:style-name="P95">2. Code Coverage - how thorough are your tests? </text:p>
      <text:p text:style-name="P95"><text:span text:style-name="T49">Exercise</text:span>: run coverage on the unit testing assignment from last week.</text:p>
      <text:p text:style-name="P95">Did you <text:span text:style-name="T49">auction_test.py</text:span> cover all the relevant parts of code? <text:s/></text:p>
      <text:p text:style-name="P102">DEMO: <text:s/></text:p>
      <text:p text:style-name="P101">a) run coverage on one student's code.</text:p>
      <text:p text:style-name="P101"><text:s text:c="4"/>coverage run listutil_test.py</text:p>
      <text:p text:style-name="P101"><text:s text:c="4"/>coverage report</text:p>
      <text:p text:style-name="P101"><text:s text:c="4"/>coverage html</text:p>
      <text:p text:style-name="P101"><text:s text:c="4"/>(open index.html in browser)</text:p>
      <text:p text:style-name="P101">b) create a .coveragerc file</text:p>
      <text:p text:style-name="P101"><text:s text:c="4"/>[run]</text:p>
      <text:p text:style-name="P101"><text:s text:c="4"/>branch = True</text:p>
      <text:p text:style-name="P101"><text:s text:c="4"/>omit =</text:p>
      <text:p text:style-name="P101"><text:soft-page-break/><text:tab/>*_test.py</text:p>
      <text:p text:style-name="P85"/>
      <text:p text:style-name="P85"><text:span text:style-name="T62">4</text:span>. Brief int<text:span text:style-name="T61">r</text:span>o to Object-Relational Mapping (ORM).</text:p>
      <text:list xml:id="list2743876954" text:style-name="L8">
        <text:list-item>
          <text:p text:style-name="P127"><text:span text:style-name="T54">Persistence</text:span>: in programming this means retaining data values between executions of a program. <text:s/>It can be to a file, database, or some other form of <text:span text:style-name="T11">non-volatile</text:span><text:span text:style-name="T18"> storage.</text:span></text:p>
        </text:list-item>
        <text:list-item>
          <text:p text:style-name="P127"><text:span text:style-name="T54">Entity</text:span>: a data type that is persisted. The <text:span text:style-name="T11">model classes</text:span><text:span text:style-name="T18"> in MVC design are often </text:span><text:span text:style-name="T11">entities.</text:span><text:span text:style-name="T18"> <text:line-break/>Example: Question and Choice in KU Polls are entities.</text:span></text:p>
        </text:list-item>
        <text:list-item>
          <text:p text:style-name="P127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85"><draw:frame text:anchor-type="paragraph" draw:z-index="0" draw:name="Shape1" draw:style-name="gr1" draw:text-style-name="P146" svg:width="1.237in" svg:height="0.7098in" svg:x="1.1909in" svg:y="0.0945in"><draw:text-box><text:p text:style-name="P145"><text:span text:style-name="T88">Question</text:span></text:p><text:p><text:span text:style-name="T49">- id</text:span></text:p><text:p><text:span text:style-name="T49">- question_text</text:span></text:p></draw:text-box></draw:frame><draw:frame text:anchor-type="paragraph" draw:z-index="1" draw:name="Shape2" draw:style-name="gr2" draw:text-style-name="P147" svg:width="2.7606in" svg:height="0.6622in" svg:x="3.6319in" svg:y="0.128in"><draw:text-box><text:p text:style-name="P145"><text:span text:style-name="T6">QUESTIONS table</text:span></text:p><text:p><text:span text:style-name="T6">ID <text:s text:c="9"/>QUESTION_TEXT</text:span></text:p><text:p><text:span text:style-name="T6">INTEGER <text:s text:c="4"/>CHAR(80)</text:span></text:p></draw:text-box></draw:frame></text:p>
      <text:p text:style-name="P85"><draw:line text:anchor-type="paragraph" draw:z-index="2" draw:name="Shape3" draw:style-name="gr3" draw:text-style-name="P145" svg:x1="6.3921in" svg:y1="-0.011in" svg:x2="3.6319in" svg:y2="0.0035in"><text:p/></draw:line><draw:line text:anchor-type="paragraph" draw:z-index="3" draw:name="Shape4" draw:style-name="gr3" draw:text-style-name="P145" svg:x1="4.628in" svg:y1="0.4724in" svg:x2="4.6343in" svg:y2="0.0035in"><text:p/></draw:line><draw:line text:anchor-type="paragraph" draw:z-index="4" draw:name="Shape5" draw:style-name="gr4" draw:text-style-name="P145" svg:x1="2.4929in" svg:y1="0.1327in" svg:x2="3.5736in" svg:y2="0.1264in"><text:p/></draw:line></text:p>
      <text:p text:style-name="P83"/>
      <text:list xml:id="list124356423146857" text:continue-numbering="true" text:style-name="L8">
        <text:list-item>
          <text:p text:style-name="P127">To manage this, instead of writing the low-level code to issue SQL commands to the database, we use a framework that performs <text:span text:style-name="T11">object-relational mapping</text:span><text:span text:style-name="T18">. <text:s/>It maps </text:span><text:span text:style-name="T11">objects</text:span><text:span text:style-name="T18"> to </text:span><text:span text:style-name="T11">rows</text:span><text:span text:style-name="T18"> in a </text:span><text:span text:style-name="T11">relational database</text:span><text:span text:style-name="T18">.</text:span></text:p>
        </text:list-item>
        <text:list-item>
          <text:p text:style-name="P130">ORM needs to provide the 4 basic database operations:</text:p>
          <text:list>
            <text:list-item>
              <text:p text:style-name="P127"><text:span text:style-name="T51">Create</text:span><text:span text:style-name="T18"> - </text:span><text:span text:style-name="T24">save</text:span><text:span text:style-name="T26"> an object to the database</text:span></text:p>
            </text:list-item>
            <text:list-item>
              <text:p text:style-name="P127"><text:span text:style-name="T52">Retrieve</text:span><text:span text:style-name="T26"> - recreate an object from data in a database</text:span></text:p>
            </text:list-item>
            <text:list-item>
              <text:p text:style-name="P127"><text:span text:style-name="T52">Update</text:span><text:span text:style-name="T26"> - update the saved data for an object already persisted to database</text:span></text:p>
            </text:list-item>
            <text:list-item>
              <text:p text:style-name="P131"><text:span text:style-name="T53">Delete</text:span><text:span text:style-name="T27"> - delete object from database</text:span></text:p>
            </text:list-item>
          </text:list>
        </text:list-item>
        <text:list-item>
          <text:p text:style-name="P127"><text:span text:style-name="T49">Retrieve</text:span> is the most complex of the CRUD operations. <text:s/>It has 2 forms:</text:p>
        </text:list-item>
      </text:list>
      <text:list xml:id="list678897522" text:style-name="L9">
        <text:list-item>
          <text:list>
            <text:list-item>
              <text:p text:style-name="P128"><text:span text:style-name="T49">Retrieve by id</text:span>. <text:span text:style-name="T6">q = Question.objects.get(id)</text:span> <text:s/>this is easy. Returns one object.</text:p>
            </text:list-item>
            <text:list-item>
              <text:p text:style-name="P128"><text:span text:style-name="T49">Query by expression</text:span>. <text:s/>More complex, and queries can be chained together:<text:line-break/><text:span text:style-name="T6">question_list = Question.objects.filter(pub_date_lte=today)<text:line-break/>first_question = question_list.first()</text:span></text:p>
            </text:list-item>
          </text:list>
        </text:list-item>
      </text:list>
      <text:list xml:id="list506114221" text:style-name="L10">
        <text:list-item>
          <text:p text:style-name="P132">Every "entity" in Django is a subclass of <text:span text:style-name="T49">models.Model</text:span>. <text:s/>The Model class provides CRUD operations to all subclasses:<text:line-break/><text:span text:style-name="T6">save()</text:span> - save or update an object in database<text:line-break/><text:span text:style-name="T6">delete()</text:span> - delete this object from database (but it's still in Python, with id = None)<text:line-break/><text:span text:style-name="T6">objects.all()</text:span> - retrieve all objects. <text:s/>Try to avoid using this.<text:line-break/><text:span text:style-name="T6">objects.get(id=n)</text:span> - get one entity having given id, or <text:span text:style-name="T61">any specified</text:span> attribute.<text:line-break/><text:span text:style-name="T6">objects.filter(</text:span><text:span text:style-name="T54">expression</text:span><text:span text:style-name="T8">)</text:span><text:span text:style-name="T18"> - get a </text:span><text:span text:style-name="T8">QuerySet</text:span><text:span text:style-name="T18"> that can be chained and manipulated lazily.</text:span></text:p>
        </text:list-item>
      </text:list>
      <text:p text:style-name="P91"><text:span text:style-name="T49">Exercise:</text:span> <text:s/><text:span text:style-name="T6">assignment/week6/orm_practice.odt</text:span> <text:s/>(Copy to Google Docs)</text:p>
      <text:h text:style-name="P139" text:outline-level="1"><text:soft-page-break/>Week 8</text:h>
      <text:p text:style-name="Standard"><text:span text:style-name="T72">1</text:span>. Code quality <text:s/><text:span text:style-name="T6">ISP/code-quality</text:span></text:p>
      <text:p text:style-name="P96"><text:s text:c="4"/><text:span text:style-name="T68">Code quality has many aspects. Today we look at one or two: coding style &amp; coding conventions,<text:line-break/> <text:s text:c="3"/>documenting code, and ?</text:span></text:p>
      <text:p text:style-name="P96"><text:s text:c="4"/><text:span text:style-name="T68">Go over the use of docstrings and how to document params, returns, exceptions.</text:span></text:p>
      <text:p text:style-name="P96"><text:s text:c="4"/><text:span text:style-name="T68">See: <text:s/></text:span><text:a xlink:type="simple" xlink:href="https://cpske.github.io/ISP/automation/travis-demo-project/" text:style-name="Internet_20_link" text:visited-style-name="Visited_20_Internet_20_Link"><text:span text:style-name="T68">https://realpython.com/documenting-python-code/</text:span></text:a></text:p>
      <text:p text:style-name="P96"><text:s text:c="4"/><text:span text:style-name="T68">Recommendation: </text:span><text:span text:style-name="T46">Don't</text:span><text:span text:style-name="T69"> write parameter types in docstrings. Use Type Hints instead.</text:span></text:p>
      <text:p text:style-name="P96"><text:span text:style-name="T69"><text:s text:c="4"/></text:span><text:span text:style-name="T46">Don't</text:span><text:span text:style-name="T69"> do like this: </text:span><text:a xlink:type="simple" xlink:href="https://www.datacamp.com/community/tutorials/docstrings-python" text:style-name="Internet_20_link" text:visited-style-name="Visited_20_Internet_20_Link"><text:span text:style-name="T69">https://www.datacamp.com/community/tutorials/docstrings-python</text:span></text:a></text:p>
      <text:p text:style-name="Standard"><text:span text:style-name="T72">2</text:span>. Tools to check code quality.</text:p>
      <text:p text:style-name="P96"><text:s text:c="5"/><text:span text:style-name="T68">Demo using </text:span><text:span text:style-name="T9">flake8</text:span><text:span text:style-name="T68"> and </text:span><text:span text:style-name="T9">pylint --load-plugins pylint_django</text:span></text:p>
      <text:p text:style-name="P97"><text:s text:c="5"/><text:span text:style-name="T71">1. bank_account.py and money.py</text:span></text:p>
      <text:p text:style-name="P106"><text:s text:c="6"/>- use VS Code</text:p>
      <text:p text:style-name="P103"><text:s text:c="5"/>- after "pylint money.py" and fixing errors,</text:p>
      <text:p text:style-name="P103"><text:s text:c="6"/>suppress warning about protected members using .pylintrc</text:p>
      <text:p text:style-name="P34"><text:s text:c="5"/># .pylintrc</text:p>
      <text:p text:style-name="P34"><text:s text:c="5"/>[run]</text:p>
      <text:p text:style-name="P92"><text:s text:c="5"/>disable = W0212</text:p>
      <text:p text:style-name="P104"><text:span text:style-name="T70"><text:s text:c="4"/>Use a per-project config file (by priority): <text:s/></text:span><text:span text:style-name="T10">tox.ini, setup.cfg, </text:span><text:span text:style-name="T48">or</text:span><text:span text:style-name="T10"> .flake8</text:span><text:span text:style-name="T70"> </text:span></text:p>
      <text:p text:style-name="P105"><text:s text:c="5"/><text:span text:style-name="T70">[flake8]</text:span></text:p>
      <text:p text:style-name="P105"><text:s text:c="5"/><text:span text:style-name="T70">exclude = migrations</text:span></text:p>
      <text:p text:style-name="P98"><text:s text:c="4"/><text:span text:style-name="T72">Student Exercise:</text:span></text:p>
      <text:p text:style-name="P99"><text:s text:c="4"/><text:span text:style-name="T72">Run pylint and flake8 on listutil.py (the unit-testing assignment on Github). <text:s/></text:span></text:p>
      <text:p text:style-name="P100"><text:s text:c="4"/>Fix everything. "push" to Github</text:p>
      <text:p text:style-name="P56"><text:s text:c="4"/>2. <text:span text:style-name="T72">(Optional) </text:span>Try flake8 on some student KU Polls project code.</text:p>
      <text:p text:style-name="P56"><text:s text:c="4"/>My flake8 has the flake8-pydocstyle extension, so it checks Docstring comments.</text:p>
      <text:p text:style-name="P97"/>
      <text:p text:style-name="P97">Article: https://simpleisbetterthancomplex.com/packages/2016/08/05/flake8.html <text:line-break/><text:span text:style-name="T70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3. Team Project description of Iteration 1.</text:p>
      <text:p text:style-name="Standard"><text:span text:style-name="T72">4</text:span>. Test automation using Continuous Integration. <text:s/><text:span text:style-name="T72">ISP/automation/index</text:span></text:p>
      <text:p text:style-name="P13"><text:s text:c="5"/><text:span text:style-name="T72">Exercise:</text:span>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<text:span text:style-name="T63">8</text:span>/ci-travis</text:p>
      <text:p text:style-name="P86"/>
      <text:p text:style-name="P96"/>
      <text:p text:style-name="Standard">5. Agile</text:p>
      <text:p text:style-name="Standard"><text:soft-page-break/></text:p>
      <text:p text:style-name="P45">Assignments</text:p>
      <text:p text:style-name="Standard"><text:span text:style-name="T72">1. </text:span>Assignment for Code Checking</text:p>
      <text:p text:style-name="P44"><text:s text:c="4"/><text:span text:style-name="T74">1.1 </text:span>Read <text:span text:style-name="T67">this a</text:span>rticle on Real Python https://realpython.com/python-code-quality/</text:p>
      <text:p text:style-name="P44"><text:s text:c="4"/><text:span text:style-name="T74">1.2</text:span> Look at the <text:span text:style-name="T16">complete</text:span><text:span text:style-name="T64"> list of Python tools on Github -- you may want to use some!<text:line-break/> <text:s text:c="3"/>It is important to know what is available, so read the whole page.</text:span></text:p>
      <text:p text:style-name="P54"><text:s text:c="4"/>https://github.com/vintasoftware/python-linters-and-code-analysis</text:p>
      <text:p text:style-name="P44"><text:span text:style-name="T64"><text:s text:c="4"/></text:span><text:span text:style-name="T65">1.3</text:span><text:span text:style-name="T64"> </text:span><text:span text:style-name="T65">A</text:span><text:span text:style-name="T64">pply flake8 to your </text:span><text:span text:style-name="T66">KU Polls</text:span><text:span text:style-name="T64"> code </text:span><text:span text:style-name="T65">&amp; correct the code </text:span><text:span text:style-name="T64">until </text:span><text:span text:style-name="T65">flake8</text:span><text:span text:style-name="T64"> doesn't complain about anything.<text:line-break/> <text:s text:c="3"/>Is is OK to create a flake8 config file to ignore </text:span><text:span text:style-name="T65">1-2</text:span><text:span text:style-name="T64"> checks for which you have a </text:span><text:span text:style-name="T16">good reason</text:span><text:span text:style-name="T64">,</text:span></text:p>
      <text:p text:style-name="P54"><text:s text:c="4"/>but not OK to add ignores because you are too lazy to revise the code. <text:span text:style-name="T74">Try to avoid using ignores.</text:span></text:p>
      <text:p text:style-name="P54"><text:s text:c="4"/>Do <text:span text:style-name="T11">not</text:span> add <text:span text:style-name="T74">code </text:span>comments to code to skip checking <text:span text:style-name="T74">(</text:span># noqa<text:span text:style-name="T74">)</text:span></text:p>
      <text:p text:style-name="P54"/>
      <text:p text:style-name="P55"><text:span text:style-name="T74">2</text:span>. Add docstring comments to all your methods. <text:s/><text:span text:style-name="T74">Flake8 will require it to pass.</text:span></text:p>
      <text:p text:style-name="P45"/>
      <text:p text:style-name="P70"><text:span text:style-name="T74">3. </text:span>CI Assignment - <text:span text:style-name="T55">KU Polls</text:span></text:p>
      <text:h text:style-name="Heading_20_1" text:outline-level="1">Week 9</text:h>
      <text:p text:style-name="P64">1. <text:span text:style-name="T74">Code Quality and Refactoring.</text:span></text:p>
      <text:p text:style-name="P64">A goal for developers is to write "good code". <text:s/>What is "good code"? <text:s/></text:p>
      <text:p text:style-name="P57"><text:s text:c="3"/></text:p>
      <text:p text:style-name="P63">Wikipedia, Best Coding Practices: https://en.wikipedia.org/wiki/Best_coding_practices</text:p>
      <text:p text:style-name="P62">but "best" seems to be based on consensus. <text:s/>What is the underlying justification?</text:p>
      <text:p text:style-name="P62"/>
      <text:p text:style-name="P21">Let's Follow This Reasoning</text:p>
      <text:p text:style-name="P62"/>
      <text:p text:style-name="P62">"What do customers/users want from software?" (the goals of development)</text:p>
      <text:p text:style-name="P62">==&gt; <text:s/>"What characteristics of software development help meet those goals?"</text:p>
      <text:p text:style-name="P62"><text:s text:c="8"/>==&gt; What specific principles and practices align with those characteristics?</text:p>
      <text:p text:style-name="P62"><text:s text:c="14"/>==&gt; What visible metrics or characteristics of code reflect these principles and practices?</text:p>
      <text:p text:style-name="P62"/>
      <text:p text:style-name="P62">What are the <text:span text:style-name="T73">goals of development?</text:span></text:p>
      <text:p text:style-name="P62"/>
      <text:p text:style-name="P62">DEPENDS ON THE SOFTWARE</text:p>
      <text:p text:style-name="P47"><text:span text:style-name="T73">A. </text:span>Short lifetime, single user or internal use, cost of errors is minor:</text:p>
      <text:p text:style-name="P21">Done quickly</text:p>
      <text:p text:style-name="P21">Low cost</text:p>
      <text:p text:style-name="P65"/>
      <text:p text:style-name="P46"><text:span text:style-name="T73">B. </text:span>COTS or online service used by many:</text:p>
      <text:p text:style-name="P21">Easy to use</text:p>
      <text:p text:style-name="P21">Reliable</text:p>
      <text:p text:style-name="P22">Secure</text:p>
      <text:p text:style-name="P21">No errors (usually not 1st priority)</text:p>
      <text:p text:style-name="P21">Maintainable, "fixable"</text:p>
      <text:p text:style-name="P21">Cost-effective for the value it provides</text:p>
      <text:p text:style-name="P21">Acceptable time to market</text:p>
      <text:p text:style-name="P58"/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51"><text:soft-page-break/>Review</text:p>
      <text:p text:style-name="P66">1. Review CI. <text:s/></text:p>
      <text:p text:style-name="P67"><text:span text:style-name="T49">Assignment:</text:span> </text:p>
      <text:p text:style-name="P67">movie-rental refactoring problem.</text:p>
      <text:p text:style-name="P59"/>
      <text:h text:style-name="P140" text:outline-level="1">Week 10</text:h>
      <text:list xml:id="list843842493" text:style-name="L11">
        <text:list-item>
          <text:p text:style-name="P133">Written midterm scores released. Will discuss next week. Overall scores were good.</text:p>
        </text:list-item>
        <text:list-item>
          <text:p text:style-name="P134">Django testing scores released very soon.</text:p>
        </text:list-item>
        <text:list-item>
          <text:p text:style-name="P134"><text:span text:style-name="T75">Is this a</text:span> bug that flake8 does not detect? </text:p>
        </text:list-item>
      </text:list>
      <text:p text:style-name="Code">class Todo(models.Model):</text:p>
      <text:p text:style-name="Code"><text:s text:c="4"/>description = models.CharField('Description', max_length=80)</text:p>
      <text:p text:style-name="Code"/>
      <text:p text:style-name="Code"><text:s text:c="4"/>def __str__(self):</text:p>
      <text:p text:style-name="Code"><text:s text:c="8"/>return self.description <text:s text:c="3"/><text:span text:style-name="T75">&lt;-- should return string</text:span></text:p>
      <text:p text:style-name="P24"><text:span text:style-name="T75">4</text:span>. Authentication in Django</text:p>
      <text:p text:style-name="P24"><text:tab/>https://cpske.github.io/ISP/authentication/Authentication-and-Authorization.pdf</text:p>
      <text:p text:style-name="P24"><text:tab/>https://cpske.github.io/ISP/django/authentication</text:p>
      <text:p text:style-name="P24"><text:span text:style-name="T75">5</text:span>. Assignment: <text:span text:style-name="T56">KU Polls Iteration 3</text:span><text:span text:style-name="T75">: </text:span>add authentication to Django Polls</text:p>
      <text:p text:style-name="P24"><text:tab/>Implement User Stories 1-4 and 7 described in the class material for this week.</text:p>
      <text:p text:style-name="P24"><text:tab/>Use a new branch named "auth" for this work.</text:p>
      <text:p text:style-name="P24"><text:tab/>User Story #7 is just a UI change and should be easy.</text:p>
      <text:p text:style-name="P24"><text:tab/>Test your work. <text:s/>When it is correct, merge back into master.</text:p>
      <text:p text:style-name="P17"><text:span text:style-name="T75">6</text:span>. Domain modeling using UML</text:p>
      <text:p text:style-name="P17"><text:tab/>https://www.scaledagileframework.com/domain-modeling/</text:p>
      <text:h text:style-name="P140" text:outline-level="1">Week 11 <text:span text:style-name="T75">(26 Oct)</text:span></text:h>
      <text:p text:style-name="P53">Discussion</text:p>
      <text:p text:style-name="P73">- <text:span text:style-name="T84">Future class meetings: 1/2 day instead of all day?</text:span></text:p>
      <text:p text:style-name="P73"><text:s text:c="3"/>- Some weeks morning, some weeks afternoon</text:p>
      <text:p text:style-name="P73"><text:s text:c="3"/>- Need to extend morning session to 3 hours</text:p>
      <text:p text:style-name="P73">- Agile assignment on Google Classroom: <text:s text:c="2"/><text:span text:style-name="T45">0 points</text:span> for Q1 - Q3</text:p>
      <text:p text:style-name="P73">- Review midterm today</text:p>
      <text:p text:style-name="P73">- <text:span text:style-name="T45">Dangerous bug in VS Code - update.</text:span></text:p>
      <text:p text:style-name="P73">https://secureteam.co.uk/news/vulnerabilities/visual-studio-rce-vulnerability-patched/</text:p>
      <text:p text:style-name="P73">https://www.helpnetsecurity.com/2020/10/19/magento-visual-studio-code-users-you-need-to-patch/</text:p>
      <text:p text:style-name="P53">CVE-2020-17023</text:p>
      <text:p text:style-name="P53">https://portal.msrc.microsoft.com/en-US/security-guidance/advisory/CVE-2020-17023</text:p>
      <text:p text:style-name="P73"/>
      <text:p text:style-name="P52">Review</text:p>
      <text:p text:style-name="P74">- <text:span text:style-name="T85">Review of </text:span>Movie Rental assignment</text:p>
      <text:p text:style-name="P74"><text:s text:c="4"/>- common mistakes, esp. sequential coupling (temporary field)</text:p>
      <text:p text:style-name="P74">- <text:span text:style-name="T85">Review of </text:span>Projects</text:p>
      <text:p text:style-name="P74"><text:s text:c="4"/>- Branches are NOT using Github Flow. They don't make sense to me.</text:p>
      <text:p text:style-name="P74"><text:tab/><text:span text:style-name="T58">JIX</text:span></text:p>
      <text:p text:style-name="P74"><text:tab/><text:tab/><text:span text:style-name="T83">models</text:span></text:p>
      <text:p text:style-name="P74"><text:tab/><text:tab/><text:span text:style-name="T83">report</text:span></text:p>
      <text:p text:style-name="P74"><text:tab/><text:tab/><text:span text:style-name="T83">tests</text:span></text:p>
      <text:p text:style-name="P74"><text:soft-page-break/><text:tab/><text:tab/><text:span text:style-name="T83">views</text:span></text:p>
      <text:p text:style-name="P74"><text:tab/><text:span text:style-name="T58">TELLING</text:span></text:p>
      <text:p text:style-name="P74"><text:tab/><text:tab/><text:span text:style-name="T83">Login-page<text:tab/>not using naming convention, not a feature</text:span></text:p>
      <text:p text:style-name="P74"><text:tab/><text:tab/><text:span text:style-name="T83">homepage, homepage2 <text:s/>- why? <text:s/>names not very descriptive</text:span></text:p>
      <text:p text:style-name="P74"><text:tab/><text:tab/><text:span text:style-name="T83">model-setup <text:s text:c="3"/>not a feature</text:span></text:p>
      <text:p text:style-name="P74"><text:tab/><text:span text:style-name="T58">Tutoring App (TEWMA-project)</text:span></text:p>
      <text:p text:style-name="P74"><text:tab/><text:tab/><text:span text:style-name="T83">django-test</text:span></text:p>
      <text:p text:style-name="P74"><text:tab/><text:tab/><text:span text:style-name="T83">django-views</text:span></text:p>
      <text:p text:style-name="P74"><text:tab/><text:tab/><text:span text:style-name="T83">django-modelAndAdmin</text:span></text:p>
      <text:p text:style-name="P74"/>
      <text:p text:style-name="P74"><text:tab/><text:span text:style-name="T58">ku-hub</text:span></text:p>
      <text:p text:style-name="P74"><text:tab/><text:tab/><text:span text:style-name="T83">allauth-basic <text:s/>OK</text:span></text:p>
      <text:p text:style-name="P74"><text:tab/><text:tab/><text:span text:style-name="T83">blog-tutorial <text:s text:c="2"/>OK</text:span></text:p>
      <text:p text:style-name="P74"><text:tab/><text:tab/><text:span text:style-name="T83">blog-model <text:s text:c="3"/>not OK</text:span></text:p>
      <text:p text:style-name="P74"><text:tab/><text:tab/><text:span text:style-name="T83">initialize <text:s text:c="8"/>not OK</text:span></text:p>
      <text:p text:style-name="P74"/>
      <text:p text:style-name="P74"><text:s text:c="4"/>- Prioritize <text:span text:style-name="T85">the </text:span>features <text:span text:style-name="T85">and work on most important ones first</text:span></text:p>
      <text:p text:style-name="P74"><text:s text:c="4"/>- Demos</text:p>
      <text:p text:style-name="P74">- <text:span text:style-name="T81">Closing Issues</text:span></text:p>
      <text:p text:style-name="P74"><text:s text:c="4"/>- <text:span text:style-name="T81">You should write a reason.</text:span></text:p>
      <text:p text:style-name="P74"><text:s text:c="6"/><text:span text:style-name="T81">If person who posted issue asked you a question, then answer it.</text:span></text:p>
      <text:p text:style-name="P74"><text:s text:c="6"/><text:span text:style-name="T81">If person who posted issue offered a suggestion, acknowledge and either</text:span></text:p>
      <text:p text:style-name="P74"><text:s text:c="6"/><text:span text:style-name="T81">thank him or explain why you didn't use it.</text:span></text:p>
      <text:p text:style-name="P74"><text:s text:c="6"/><text:span text:style-name="T85">Explain the reason for close: <text:s/>did you fix it? <text:s/>What was the change (summarize)?</text:span></text:p>
      <text:p text:style-name="P74">- Theme for these few weeks is writing better code</text:p>
      <text:p text:style-name="P74"><text:s text:c="5"/>- characteristics of good code</text:p>
      <text:p text:style-name="P74"><text:s text:c="5"/>- coding style</text:p>
      <text:p text:style-name="P74"><text:s text:c="5"/>- style checking tools, which also find hidden bugs</text:p>
      <text:p text:style-name="P74"><text:s text:c="5"/>- refactoring</text:p>
      <text:p text:style-name="P74"><text:s text:c="5"/>- type hints for Python and why they improve code (<text:span text:style-name="T85">maybe </text:span>today)</text:p>
      <text:p text:style-name="P74"/>
      <text:p text:style-name="P76">Today we continue to study refactoring, esp. refactorings involving the structure of classes.</text:p>
      <text:p text:style-name="P68"/>
      <text:p text:style-name="P75">0. Refactor <text:span text:style-name="T85">Student </text:span>Projects</text:p>
      <text:p text:style-name="P75"><text:s text:c="4"/>* Apartment Rental - <text:span text:style-name="T85">separate Amenities into a separate class and make them all look the same</text:span></text:p>
      <text:p text:style-name="P75"><text:s text:c="7"/><text:span text:style-name="T85">One </text:span><text:span text:style-name="T59">Condo</text:span><text:span text:style-name="T85"> (that is, Property) has a collection of </text:span><text:span text:style-name="T59">Amenity</text:span></text:p>
      <text:p text:style-name="P75"><text:s text:c="4"/>* Covid Tracker <text:s/>- UserInfo model <text:span text:style-name="T85">looks like Django's User class. <text:s/>Extend Django's User class.</text:span></text:p>
      <text:p text:style-name="P68">1. More refactoring, with practice.</text:p>
      <text:p text:style-name="P68"><text:s text:c="4"/><text:span text:style-name="T80">* Movie Rental missing refactorings</text:span></text:p>
      <text:p text:style-name="P68"><text:s text:c="4"/><text:span text:style-name="T80">* Adding a factory and factory methods</text:span></text:p>
      <text:p text:style-name="P68"><text:s text:c="3"/></text:p>
      <text:p text:style-name="P68">2. Properties as encapsulation.</text:p>
      <text:p text:style-name="P17"/>
      <text:p text:style-name="P49">Quiz</text:p>
      <text:p text:style-name="P68">1. Agile principles and practices. <text:span text:style-name="T85">May i</text:span>nclude PAD Tips.</text:p>
      <text:p text:style-name="P68">2. UML class diagram</text:p>
      <text:p text:style-name="P68"/>
      <text:p text:style-name="P17"/>
      <text:p text:style-name="P49">Project Demos - <text:span text:style-name="T82">Guidelines</text:span></text:p>
      <text:p text:style-name="P71"/>
      <text:p text:style-name="P71"><text:span text:style-name="T82">E</text:span>veryone <text:span text:style-name="T82">in class </text:span>is expected to read the project proposal and README first,</text:p>
      <text:p text:style-name="P71"><text:soft-page-break/>so don't waste time describing what your project is about.</text:p>
      <text:p text:style-name="P71"><text:s text:c="4"/>a) what you have done so far</text:p>
      <text:p text:style-name="P71"><text:s text:c="4"/>b) demo the app -- best if it is deployed in cloud so everyone can use</text:p>
      <text:p text:style-name="P71"><text:s text:c="4"/>c) interesting technology you learned</text:p>
      <text:p text:style-name="P71"><text:s text:c="4"/>d) process improvements (or changes) made</text:p>
      <text:p text:style-name="P71"><text:s text:c="4"/>e) what you're implementing now or coming iteration</text:p>
      <text:p text:style-name="P71"/>
      <text:p text:style-name="P72">Length: <text:s/>10-15 minutes. <text:s/>Use screen sharing or a live site if you have one.</text:p>
      <text:h text:style-name="P141" text:outline-level="1">Week 12 (2 Nov)</text:h>
      <text:p text:style-name="P26">1. Software Reviews</text:p>
      <text:p text:style-name="P18"><text:span text:style-name="T78">3</text:span>. Logging</text:p>
      <text:p text:style-name="P18"><text:tab/>https://cpske.github.io/ISP/logging/Logging.pdf</text:p>
      <text:p text:style-name="P18"><text:tab/>https://cpske.github.io/ISP/logging/logging-practice</text:p>
      <text:p text:style-name="P27"><text:span text:style-name="T79">4</text:span>. Static and dynamic typ<text:span text:style-name="T79">ing and type checking</text:span>. </text:p>
      <text:p text:style-name="P27"><text:tab/>https://cpske.github.io/ISP/code-quality/Type-Checking.pdf</text:p>
      <text:p text:style-name="P27"><text:span text:style-name="T79">5</text:span>. Typing, type hints, and type checking in Python.</text:p>
      <text:p text:style-name="P27"><text:tab/>https://realpython.com/python-type-checking/</text:p>
      <text:p text:style-name="P27"/>
      <text:p text:style-name="P26">2. Code Review Assignment</text:p>
      <text:p text:style-name="P26"><text:tab/>https://cpske.github.io/ISP/assignment/code-review/</text:p>
      <text:p text:style-name="P26">3. Review Checklist, and other project docs on Github</text:p>
      <text:p text:style-name="P26"><text:tab/>https://cpske.github.io/ISP/assignment/week12/team</text:p>
      <text:p text:style-name="P26"/>
      <text:p text:style-name="P76">Quiz</text:p>
      <text:p text:style-name="P76">* Refactoring</text:p>
      <text:p text:style-name="P76">* Fix<text:span text:style-name="T75"> some code not using coding style guide.</text:span></text:p>
      <text:p text:style-name="P69"><text:span text:style-name="T85">*</text:span> Suggest <text:span text:style-name="T85">a </text:span>refactoring?</text:p>
      <text:h text:style-name="Heading_20_1" text:outline-level="1">Week 13 <text:span text:style-name="T75">(9 Nov)</text:span></text:h>
      <text:p text:style-name="P77">1. Reviews - <text:span text:style-name="T87">code reviews</text:span></text:p>
      <text:p text:style-name="P77">2. Project Demos</text:p>
      <text:p text:style-name="P28"/>
      <text:p text:style-name="P50">Assignment</text:p>
      <text:p text:style-name="P26"><text:span text:style-name="T76">S</text:span>chedule a meeting with TA to review progress and project work products. Record feedback from TA in "summary" section of current iteration plan. <text:s/>If TA suggests any specific work, then you create issue(s) for it on Github. <text:s/>Also add to product or iteration backlog if it is substantial.</text:p>
      <text:p text:style-name="P118"/>
      <text:h text:style-name="Heading_20_1" text:outline-level="1">Week 14 <text:span text:style-name="T75">(16 Nov)</text:span></text:h>
      <text:p text:style-name="P119"><text:span text:style-name="T11">Static versus Dynamic Typing</text:span></text:p>
      <text:p text:style-name="P113">Type Hints in Python</text:p>
      <text:p text:style-name="P113">Isolating Dependencies using a Virtual Environment</text:p>
      <text:p text:style-name="P114">Project Demos</text:p>
      <text:p text:style-name="P117"/>
      <text:p text:style-name="P48"><text:span text:style-name="T76">Team </text:span>Assignment</text:p>
      <text:p text:style-name="P28">Add Installation instructions to project README. <text:s/>These instructions explain how to install and run your project locally, so that someone else can install and test your app on their computer. <text:s/></text:p>
      <text:p text:style-name="P28"><text:span text:style-name="T76">a) </text:span>Please use a virtualenv in your installation instructions. <text:span text:style-name="T76">Include a requirements.txt</text:span>. <text:s/></text:p>
      <text:p text:style-name="P28"><text:span text:style-name="T76">b) </text:span>You can use virtualenv or pipenv to manage your virtual environments.</text:p>
      <text:p text:style-name="P78"><text:soft-page-break/>c) Include sample data that someone can import into your app to get started.</text:p>
      <text:p text:style-name="P78">d) <text:span text:style-name="T77">Include a sample .env or .config file for config variable. Name is something like </text:span><text:span text:style-name="T57">sample.env</text:span><text:span text:style-name="T77"> or </text:span><text:span text:style-name="T57">sample.config</text:span><text:span text:style-name="T77">.</text:span></text:p>
      <text:h text:style-name="P142" text:outline-level="1">Week 15 <text:span text:style-name="T75">(23 Nov)</text:span></text:h>
      <text:p text:style-name="P121">0. Review</text:p>
      <text:p text:style-name="P121"><text:s text:c="4"/>* Domain model for KU Polls iteration 3</text:p>
      <text:p text:style-name="P116"><text:span text:style-name="T86">1</text:span>. The <text:span text:style-name="T76">T</text:span>esting <text:span text:style-name="T76">P</text:span>yramid.</text:p>
      <text:p text:style-name="P116"><text:tab/>https://blog.testproject.io/2019/07/16/set-your-test-automation-goals/</text:p>
      <text:p text:style-name="P116"><text:span text:style-name="T86">2</text:span>. End to end testing using Selenium <text:span text:style-name="T4">(2018: in week 13)</text:span></text:p>
      <text:p text:style-name="P120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16"><text:tab/><text:a xlink:type="simple" xlink:href="https://cpske.github.io/ISP/testing/Selenium-intro" text:style-name="Internet_20_link" text:visited-style-name="Visited_20_Internet_20_Link">https://cpske.github.io/ISP/testing/</text:a><text:a xlink:type="simple" xlink:href="https://cpske.github.io/ISP/testing/Selenium-intro" text:style-name="Internet_20_link" text:visited-style-name="Visited_20_Internet_20_Link"><text:span text:style-name="T87">Selenium-intro</text:span></text:a></text:p>
      <text:p text:style-name="P116"><text:s text:c="12"/>https://selenium-python.readthedocs.io/</text:p>
      <text:p text:style-name="P116"><text:span text:style-name="T87">3.</text:span> 12-Factor app by Heroku <text:span text:style-name="T87">(we cover only 7 of them)</text:span></text:p>
      <text:p text:style-name="P121">4. Round 2 of project demos</text:p>
      <text:p text:style-name="P116"/>
      <text:p text:style-name="P122">Assignment</text:p>
      <text:p text:style-name="P116"><text:span text:style-name="T87">* link </text:span>testing with Selenium <text:s text:c="2"/><text:span text:style-name="T28">https://cpske.github.io/ISP/assignment/</text:span><text:span text:style-name="T29">week15/</text:span><text:span text:style-name="T28">selenium</text:span></text:p>
      <text:p text:style-name="P116"><text:span text:style-name="T25"/></text:p>
      <text:h text:style-name="P143" text:outline-level="1"><text:span text:style-name="T20">Week </text:span><text:span text:style-name="T22">16</text:span><text:span text:style-name="T20"> </text:span><text:span text:style-name="T21">(</text:span><text:span text:style-name="T22">30</text:span><text:span text:style-name="T21"> Nov)</text:span></text:h>
      <text:p text:style-name="P116">1. Review.</text:p>
      <text:p text:style-name="P26">2. Quiz on type inference and type hints, properties in Python.</text:p>
      <text:p text:style-name="P26">3. Assignment: second review with TA</text:p>
      <text:p text:style-name="P26">Schedule another project review with a TA.</text:p>
      <text:p text:style-name="P26">Try to meet with same TA as last review, since he will know what he already suggested your team do.</text:p>
      <text:p text:style-name="P26">i. Explain changes you've made to your process, implementation, deployment, etc., based on TA's previous feedback.</text:p>
      <text:p text:style-name="P26">ii. Summarize progress since last review.</text:p>
      <text:p text:style-name="P26">iii. Demo your work products.</text:p>
      <text:h text:style-name="P115" text:outline-level="1">TAs will offer new feedback and suggestions. As before, record these in the iteration summary, and add specific suggestions for work to issue tracker and product backlog</text:h>
      <text:h text:style-name="P115" text:outline-level="1"/>
      <text:h text:style-name="P115" text:outline-level="1"/>
      <text:h text:style-name="Heading_20_1" text:outline-level="1">Unscheduled</text:h>
      <text:p text:style-name="P57">Embrace and Learn from Mistakes</text:p>
      <text:p text:style-name="P57">- "Oops Wall" idea by David Horowitz, CEO of Retrium. <text:s/>Publish, celebrate, and learn from mistakes</text:p>
      <text:p text:style-name="P57">- <text:span text:style-name="T11">5 Keys to Critical Thinking</text:span> (book). <text:s/>One of the keys is "Make Mistakes"; how to use mistakes effectively.</text:p>
      <text:p text:style-name="P57"/>
      <text:p text:style-name="P61">TDD - "Telling" project (Tanapol, Tetach, Arisa, Patthaphon) is using TDD.</text:p>
      <text:p text:style-name="P61"><text:s text:c="10"/>- Tell everyone what is TDD. <text:s/>How do you do it?</text:p>
      <text:p text:style-name="P61"><text:s text:c="10"/>- What are the 3 rules of TDD?</text:p>
      <text:p text:style-name="P61"/>
      <text:p text:style-name="P61">Many Teams wrote iteration 1 goal is "user can create account and login".</text:p>
      <text:p text:style-name="P60">Is this the most important feature? <text:s/>Adds most value to projec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Code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weight="bold" officeooo:rsid="00532807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4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1-21T12:43:55.174631266</dc:date>
    <meta:editing-duration>P3DT2H21M49S</meta:editing-duration>
    <meta:editing-cycles>72</meta:editing-cycles>
    <meta:generator>LibreOffice/6.0.7.3$Linux_X86_64 LibreOffice_project/00m0$Build-3</meta:generator>
    <meta:document-statistic meta:table-count="0" meta:image-count="0" meta:object-count="0" meta:page-count="14" meta:paragraph-count="456" meta:word-count="3333" meta:character-count="22380" meta:non-whitespace-character-count="18797"/>
  </office:meta>
</office:document-meta>
</file>